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922c" officeooo:paragraph-rsid="006392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551a39"/>
    </style:style>
    <style:style style:name="P8" style:family="paragraph" style:parent-style-name="Standard">
      <style:paragraph-properties fo:text-align="start" style:justify-single-word="false"/>
      <style:text-properties fo:font-weight="bold" officeooo:rsid="0063cd74" officeooo:paragraph-rsid="0063cd74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9b27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63cd7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0a83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cd74" officeooo:paragraph-rsid="0063df5a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c447" officeooo:paragraph-rsid="005dc447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27451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565c72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63cd74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527451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59b27b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65c72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565c72"/>
    </style:style>
    <style:style style:name="P28" style:family="paragraph" style:parent-style-name="Standard" style:list-style-name="L10">
      <style:paragraph-properties fo:text-align="start" style:justify-single-word="false"/>
      <style:text-properties officeooo:paragraph-rsid="00565c72"/>
    </style:style>
    <style:style style:name="P29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7f82" style:font-weight-asian="bold" style:font-weight-complex="bold"/>
    </style:style>
    <style:style style:name="T3" style:family="text">
      <style:text-properties fo:font-weight="bold" officeooo:rsid="0043ce95" style:font-weight-asian="bold" style:font-weight-complex="bold"/>
    </style:style>
    <style:style style:name="T4" style:family="text">
      <style:text-properties fo:font-weight="bold" officeooo:rsid="00264d9d" style:font-weight-asian="bold" style:font-weight-complex="bold"/>
    </style:style>
    <style:style style:name="T5" style:family="text">
      <style:text-properties fo:font-weight="bold" officeooo:rsid="001bf317" style:font-weight-asian="bold" style:font-weight-complex="bold"/>
    </style:style>
    <style:style style:name="T6" style:family="text">
      <style:text-properties fo:font-weight="bold" officeooo:rsid="0019eb27" style:font-weight-asian="bold" style:font-weight-complex="bold"/>
    </style:style>
    <style:style style:name="T7" style:family="text">
      <style:text-properties fo:font-weight="bold" officeooo:rsid="00479bde" style:font-weight-asian="bold" style:font-weight-complex="bold"/>
    </style:style>
    <style:style style:name="T8" style:family="text">
      <style:text-properties fo:font-weight="bold" officeooo:rsid="003395b7" style:font-weight-asian="bold" style:font-weight-complex="bold"/>
    </style:style>
    <style:style style:name="T9" style:family="text">
      <style:text-properties fo:font-weight="bold" officeooo:rsid="00527451" style:font-weight-asian="bold" style:font-weight-complex="bold"/>
    </style:style>
    <style:style style:name="T10" style:family="text">
      <style:text-properties fo:font-weight="bold" officeooo:rsid="00565c72" style:font-weight-asian="bold" style:font-weight-complex="bold"/>
    </style:style>
    <style:style style:name="T11" style:family="text">
      <style:text-properties fo:font-weight="bold" officeooo:rsid="00554fc0" style:font-weight-asian="bold" style:font-weight-complex="bold"/>
    </style:style>
    <style:style style:name="T12" style:family="text">
      <style:text-properties fo:font-weight="bold" officeooo:rsid="005e3a38" style:font-weight-asian="bold" style:font-weight-complex="bold"/>
    </style:style>
    <style:style style:name="T13" style:family="text">
      <style:text-properties fo:font-weight="bold" officeooo:rsid="0066438a" style:font-weight-asian="bold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51a39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9b27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5c659d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3cd74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b8f80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e3a3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3f4d1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527451" style:font-size-asian="12pt" style:font-size-complex="12pt"/>
    </style:style>
    <style:style style:name="T37" style:family="text">
      <style:text-properties officeooo:rsid="00527451"/>
    </style:style>
    <style:style style:name="T38" style:family="text">
      <style:text-properties officeooo:rsid="00551a39"/>
    </style:style>
    <style:style style:name="T39" style:family="text">
      <style:text-properties officeooo:rsid="004ba553"/>
    </style:style>
    <style:style style:name="T40" style:family="text">
      <style:text-properties officeooo:rsid="00554fc0"/>
    </style:style>
    <style:style style:name="T41" style:family="text">
      <style:text-properties officeooo:rsid="00565c72"/>
    </style:style>
    <style:style style:name="T42" style:family="text">
      <style:text-properties officeooo:rsid="005735c8"/>
    </style:style>
    <style:style style:name="T43" style:family="text">
      <style:text-properties officeooo:rsid="005759af"/>
    </style:style>
    <style:style style:name="T44" style:family="text">
      <style:text-properties fo:color="#c9211e" loext:opacity="100%" style:text-line-through-style="none" style:text-line-through-type="none" style:font-name="DejaVu Sans Condensed" fo:font-size="12pt" fo:font-weight="bold" officeooo:rsid="00554fc0" style:font-size-asian="12pt" style:font-weight-asian="bold" style:font-size-complex="12pt" style:font-weight-complex="bold"/>
    </style:style>
    <style:style style:name="T45" style:family="text">
      <style:text-properties fo:color="#c9211e" loext:opacity="100%" style:text-line-through-style="none" style:text-line-through-type="none" style:font-name="DejaVu Sans Condensed" fo:font-size="12pt" fo:font-weight="bold" officeooo:rsid="005dc447" style:font-size-asian="12pt" style:font-weight-asian="bold" style:font-size-complex="12pt" style:font-weight-complex="bold"/>
    </style:style>
    <style:style style:name="T46" style:family="text">
      <style:text-properties fo:color="#c9211e" loext:opacity="100%"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47" style:family="text">
      <style:text-properties officeooo:rsid="0064e118"/>
    </style:style>
    <style:style style:name="T48" style:family="text">
      <style:text-properties officeooo:rsid="004ee3f1"/>
    </style:style>
    <style:style style:name="T49" style:family="text">
      <style:text-properties officeooo:rsid="0063cd74"/>
    </style:style>
    <style:style style:name="T50" style:family="text">
      <style:text-properties officeooo:rsid="0066438a"/>
    </style:style>
    <style:style style:name="T51" style:family="text">
      <style:text-properties officeooo:rsid="0063f4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7">5</text:span><text:span text:style-name="T28">0</text:span><text:span text:style-name="T27">1</text:span><text:span text:style-name="T29"> - </text:span><text:span text:style-name="T30">A/G</text:span><text:span text:style-name="T31"> - </text:span><text:span text:style-name="T32">L-39ZA </text:span><text:span text:style-name="T33">Guns, </text:span><text:span text:style-name="T34">Gun pods</text:span></text:p>
      <text:p text:style-name="P1"/>
      <text:p text:style-name="P3">Fence In</text:p>
      <text:list xml:id="list2531783070" text:style-name="L1">
        <text:list-item>
          <text:p text:style-name="P9"><text:span text:style-name="T9">All weapon </text:span><text:span text:style-name="T10">CB </text:span><text:span text:style-name="T9">switches on center console top</text:span><text:span text:style-name="T37"> ... </text:span><text:span text:style-name="T9">On</text:span></text:p>
        </text:list-item>
        <text:list-item>
          <text:p text:style-name="P10"><text:span text:style-name="T1">CANNON GS switch</text:span> ... <text:span text:style-name="T1">ON</text:span> (forward) (left wall outboard of throttle, partially hidden under canopy rail)</text:p>
        </text:list-item>
        <text:list-item>
          <text:p text:style-name="P13"><text:span text:style-name="T1">PYRO switch</text:span> ... <text:span text:style-name="T1">As needed</text:span> (default is I)<text:span text:style-name="T41"> (left instrument panel)</text:span></text:p>
        </text:list-item>
        <text:list-item>
          <text:p text:style-name="P13"><text:span text:style-name="T1">EXPL CHARGE GS </text:span><text:span text:style-name="T10">button</text:span><text:span text:style-name="T41"> </text:span>... <text:span text:style-name="T1">Press</text:span> to load gun using pyro charge<text:span text:style-name="T41"> (left instrument panel)</text:span></text:p>
        </text:list-item>
        <text:list-item>
          <text:p text:style-name="P21"><text:span text:style-name="T22">Weapons Safety Cover</text:span><text:span text:style-name="T14"> ... </text:span><text:span text:style-name="T26">Down</text:span><text:span text:style-name="T14"> (</text:span><text:span text:style-name="T22">Flip-down Trigger press</text:span><text:span text:style-name="T14">, tab on front of stick flips down to engage trigger)</text:span></text:p>
        </text:list-item>
      </text:list>
      <text:p text:style-name="P14"/>
      <text:p text:style-name="P8"><text:span text:style-name="T36">W</text:span><text:span text:style-name="T35">eapon notes</text:span></text:p>
      <text:list xml:id="list3517483508" text:style-name="L2">
        <text:list-item>
          <text:p text:style-name="P15"><text:span text:style-name="T1">Trigger fires all weapons</text:span>.</text:p>
        </text:list-item>
        <text:list-item>
          <text:p text:style-name="P18">Must be <text:span text:style-name="T1">faster</text:span> than <text:span text:style-name="T1">310 kph</text:span><text:span text:style-name="T47"> (170 kts)</text:span> <text:span text:style-name="T47">to fire</text:span> weapons<text:span text:style-name="T47">.</text:span></text:p>
        </text:list-item>
        <text:list-item>
          <text:p text:style-name="P19"><text:span text:style-name="T50">When using guns or rockets, </text:span><text:span text:style-name="T13">t</text:span><text:span text:style-name="T1">hrottle is cut automatically</text:span><text:span text:style-name="T13"> while trigger is pulled</text:span> to prevent flameout due to gas ingestion<text:span text:style-name="T50">. <text:s/>RPMs will continue to drop as long as trigger is held.</text:span></text:p>
        </text:list-item>
      </text:list>
      <text:p text:style-name="P4"/>
      <text:p text:style-name="P2"><text:span text:style-name="T42">Cannon -- under-nose mounted </text:span><text:span text:style-name="T37">G</text:span><text:span text:style-name="T41">Sh</text:span><text:span text:style-name="T37">-23L</text:span><text:span text:style-name="T42">,</text:span><text:span text:style-name="T37"> 23 </text:span>mm<text:span text:style-name="T38">, 150 rounds</text:span></text:p>
      <text:list xml:id="list3614768613" text:style-name="L3">
        <text:list-item>
          <text:p text:style-name="P22"><text:span text:style-name="T44">IMPORTANT! For </text:span><text:span text:style-name="T45">cannon</text:span><text:span text:style-name="T44"> to fire, s</text:span><text:span text:style-name="T46">peed must be over 400 kph/216 kts</text:span><text:span text:style-name="T44">, AOA must be less than 6 deg (triangular AOA light to right of gunsight must be off), and G must be -2 to +6.</text:span></text:p>
        </text:list-item>
      </text:list>
      <text:list xml:id="list2355700328" text:style-name="L4">
        <text:list-item>
          <text:p text:style-name="P16">Charge cannon with <text:span text:style-name="T1">Fence In</text:span> steps above.</text:p>
        </text:list-item>
        <text:list-item>
          <text:p text:style-name="P17"><text:span text:style-name="T39">Set gunsight depression</text:span><text:span text:style-name="T48"> </text:span><text:span text:style-name="T49">to about 5 deg</text:span><text:span text:style-name="T43">.</text:span></text:p>
        </text:list-item>
        <text:list-item>
          <text:p text:style-name="P23"><text:span text:style-name="T14">Deselect all weapon pylons in order to fire cannon</text:span><text:span text:style-name="T21"> (shift-Gray Reset Hat left/right).</text:span></text:p>
        </text:list-item>
        <text:list-item>
          <text:p text:style-name="P16"><text:span text:style-name="T40">When </text:span><text:span text:style-name="T11">firing conditions are met</text:span><text:span text:style-name="T40"> (speed, AOA, Gs),</text:span> fire with <text:span text:style-name="T1">Trigger</text:span>.</text:p>
        </text:list-item>
      </text:list>
      <text:list xml:id="list2710662020" text:style-name="L5">
        <text:list-item>
          <text:list>
            <text:list-item>
              <text:p text:style-name="P24"><text:span text:style-name="T15">T</text:span><text:span text:style-name="T14">here is no rounds counter, total firing time is </text:span><text:span text:style-name="T16">about 2.5</text:span><text:span text:style-name="T14"> secs.</text:span></text:p>
            </text:list-item>
          </text:list>
        </text:list-item>
      </text:list>
      <text:p text:style-name="P5"/>
      <text:p text:style-name="P7"><text:span text:style-name="T25">Gunpods -- </text:span><text:span text:style-name="T24">PK-3 </text:span><text:span text:style-name="T25">7.62 mm</text:span></text:p>
      <text:list xml:id="list2074542886" text:style-name="L6">
        <text:list-item>
          <text:p text:style-name="P20">PK-3 gunpods are not limited by speed, AOA, or Gs, unlike the internal cannon.</text:p>
        </text:list-item>
      </text:list>
      <text:list xml:id="list636485889" text:style-name="L7">
        <text:list-item>
          <text:p text:style-name="P11">Charge guns with <text:span text:style-name="T1">EXPL CHARGE GUNS</text:span> switches on left instrument panel (OUTER and/or INNER as needed)</text:p>
        </text:list-item>
        <text:list-item>
          <text:p text:style-name="P25"><text:span text:style-name="T23">WEAPON CARRIER</text:span><text:span text:style-name="T17"> pushbutton</text:span><text:span text:style-name="T18">s</text:span><text:span text:style-name="T17"> ... Select </text:span><text:span text:style-name="T19">gunpod</text:span><text:span text:style-name="T17"> pylons (</text:span><text:span text:style-name="T19">left</text:span><text:span text:style-name="T17"> button is outer, right button is inner)</text:span></text:p>
        </text:list-item>
      </text:list>
      <text:list xml:id="list4067180026" text:style-name="L8">
        <text:list-item>
          <text:list>
            <text:list-item>
              <text:p text:style-name="P12">Both pylons can be selected at once; if different weapons are loaded, <text:span text:style-name="T43">only outer </text:span>pylons<text:span text:style-name="T43"> will fire.</text:span></text:p>
            </text:list-item>
            <text:list-item>
              <text:p text:style-name="P12">To deselect a pylon, press the small gray button below the white pushbutton.</text:p>
            </text:list-item>
          </text:list>
        </text:list-item>
      </text:list>
      <text:list xml:id="list204453138263171" text:continue-list="list636485889" text:style-name="L7">
        <text:list-item>
          <text:p text:style-name="P26"><text:span text:style-name="T17">Fire with </text:span><text:span text:style-name="T23">Trigger</text:span><text:span text:style-name="T17">.</text:span></text:p>
        </text:list-item>
      </text:list>
      <text:list xml:id="list2073715676" text:style-name="L9">
        <text:list-item>
          <text:list>
            <text:list-item>
              <text:p text:style-name="P27"><text:span text:style-name="T17">There is no rounds counter, but </text:span><text:span text:style-name="T16">total firing time is about </text:span><text:span text:style-name="T24">1m20s</text:span><text:span text:style-name="T16">!</text:span></text:p>
            </text:list-item>
          </text:list>
        </text:list-item>
      </text:list>
      <text:list xml:id="list3659207858" text:style-name="L10">
        <text:list-item>
          <text:p text:style-name="P28"><text:span text:style-name="T17">You can</text:span><text:span text:style-name="T20"> also</text:span><text:span text:style-name="T17"> fire the GSh-23 cannon at the same time (provided firing parameters for the cannon are met) by turning on the </text:span><text:span text:style-name="T23">PK3+GS switch</text:span><text:span text:style-name="T17"> (black guarded switch on left instrument panel)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1T20:44:52.589000000</dc:date>
    <meta:editing-duration>PT16H21M16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372" meta:character-count="2020" meta:non-whitespace-character-count="1696"/>
  </office:meta>
</office:document-meta>
</file>